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office:value-type="string">
            <text:p>Library Name</text:p>
          </table:table-cell>
          <table:table-cell table:style-name="ce3" office:value-type="string">
            <text:p><text:s/>Version</text:p>
          </table:table-cell>
          <table:table-cell table:style-name="ce3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tli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31">31/08/2009</text:date>, <text:time>14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31T14:07:59</meta:creation-date>
    <dc:date>2009-08-31T14:09:21</dc:date>
    <meta:editing-duration>PT00H01M23S</meta:editing-duration>
    <meta:editing-cycles>1</meta:editing-cycles>
    <meta:document-statistic meta:table-count="3" meta:cell-count="13" meta:object-count="0"/>
    <meta:generator>OpenOffice.org/3.0$Unix OpenOffice.org_project/300m15$Build-9379</meta:generator>
  </office:meta>
</office:document-meta>
</file>